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0" table:align="margins"/>
    </style:style>
    <style:style style:name="Tableau1.A" style:family="table-column">
      <style:table-column-properties style:column-width="8.52cm" style:rel-column-width="65535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02cm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5">1.Title One<text:tab/>3</text:p>
          <text:p text:style-name="P4">1.1.Title Two<text:tab/>3</text:p>
          <text:p text:style-name="P4">1.2.Title Three<text:tab/>3</text:p>
        </text:index-body>
      </text:table-of-content>
      <text:p text:style-name="P7"/>
      <text:h text:style-name="P8" text:outline-level="1">Title One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Title Two</text:h>
      <text:list text:style-name="L1">
        <text:list-item>
          <text:p text:style-name="P9">A list</text:p>
          <text:list>
            <text:list-item>
              <text:p text:style-name="P9">A nested list</text:p>
            </text:list-item>
          </text:list>
        </text:list-item>
      </text:list>
      <text:list text:style-name="L2">
        <text:list-item>
          <text:p text:style-name="P10">Another list</text:p>
          <text:list>
            <text:list-item>
              <text:p text:style-name="P10">Bis repetitae</text:p>
            </text:list-item>
          </text:list>
        </text:list-item>
      </text:list>
      <text:list text:style-name="L3">
        <text:list-item>
          <text:p text:style-name="P11">A numbered list</text:p>
          <text:list>
            <text:list-item>
              <text:p text:style-name="P11">FIXME Should be 1.1.</text:p>
            </text:list-item>
          </text:list>
        </text:list-item>
      </text:list>
      <text:h text:style-name="Heading_20_3" text:outline-level="3">Title Three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" style:family="paragraph" style:parent-style-name="Standard" style:class="extra">
      <style:paragraph-properties fo:padding="0cm" fo:border-left="none" fo:border-right="none" fo:border-top="none" fo:border-bottom="0.035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style:num-suffix="." style:num-format="1">
        <style:list-level-properties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text:date style:data-style-name="N37" text:date-value="2009-08-25T15:24:26" text:fixed="true">25/08/0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5:21:27</meta:creation-date>
    <dc:date>2009-08-25T15:40:28</dc:date>
    <meta:editing-duration>PT00H02M54S</meta:editing-duration>
    <meta:editing-cycles>1</meta:editing-cycles>
    <meta:generator>OpenOffice.org/3.1$Unix OpenOffice.org_project/310m19$Build-9420</meta:generator>
    <meta:document-statistic meta:table-count="2" meta:image-count="0" meta:object-count="0" meta:page-count="3" meta:paragraph-count="25" meta:word-count="63" meta:character-count="273"/>
  </office:meta>
</office:document-meta>
</file>